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847a28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3d2e6d" officeooo:paragraph-rsid="005f3484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8b5593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1708df" officeooo:paragraph-rsid="009f49bc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8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 officeooo:rsid="003d2e6d"/>
    </style:style>
    <style:style style:name="T4" style:family="text">
      <style:text-properties officeooo:rsid="003d2e6d"/>
    </style:style>
    <style:style style:name="T5" style:family="text">
      <style:text-properties officeooo:rsid="003ecac0"/>
    </style:style>
    <style:style style:name="T6" style:family="text">
      <style:text-properties officeooo:rsid="003fd1c6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2a8c26" style:font-size-asian="11pt" style:font-size-complex="11pt"/>
    </style:style>
    <style:style style:name="T9" style:family="text">
      <style:text-properties fo:font-size="11pt" officeooo:rsid="003ecac0" style:font-size-asian="11pt" style:font-size-complex="11pt"/>
    </style:style>
    <style:style style:name="T10" style:family="text">
      <style:text-properties fo:font-size="11pt" officeooo:rsid="00377b4e" style:font-size-asian="11pt" style:font-size-complex="11pt"/>
    </style:style>
    <style:style style:name="T11" style:family="text">
      <style:text-properties fo:font-size="11pt" officeooo:rsid="005dfbbe" style:font-size-asian="11pt" style:font-size-complex="11pt"/>
    </style:style>
    <style:style style:name="T12" style:family="text">
      <style:text-properties fo:font-size="11pt" officeooo:rsid="0089a67d" style:font-size-asian="11pt" style:font-size-complex="11pt"/>
    </style:style>
    <style:style style:name="T13" style:family="text">
      <style:text-properties fo:font-size="11pt" officeooo:rsid="008b5593" style:font-size-asian="11pt" style:font-size-complex="11pt"/>
    </style:style>
    <style:style style:name="T14" style:family="text">
      <style:text-properties fo:font-size="11pt" officeooo:rsid="008c4ea5" style:font-size-asian="11pt" style:font-size-complex="11pt"/>
    </style:style>
    <style:style style:name="T15" style:family="text">
      <style:text-properties fo:font-size="11pt" officeooo:rsid="001708df" style:font-size-asian="11pt" style:font-size-complex="11pt"/>
    </style:style>
    <style:style style:name="T16" style:family="text">
      <style:text-properties fo:font-size="11pt" officeooo:rsid="0090a169" style:font-size-asian="11pt" style:font-size-complex="11pt"/>
    </style:style>
    <style:style style:name="T17" style:family="text">
      <style:text-properties fo:font-size="11pt" officeooo:rsid="00a12ab6" style:font-size-asian="11pt" style:font-size-complex="11pt"/>
    </style:style>
    <style:style style:name="T18" style:family="text">
      <style:text-properties fo:font-size="11pt" style:text-underline-style="none" officeooo:rsid="003d2e6d" style:font-size-asian="11pt" style:font-size-complex="11pt"/>
    </style:style>
    <style:style style:name="T19" style:family="text">
      <style:text-properties fo:font-size="11pt" style:text-underline-style="none" officeooo:rsid="005dfbbe" style:font-size-asian="11pt" style:font-size-complex="11pt"/>
    </style:style>
    <style:style style:name="T20" style:family="text">
      <style:text-properties fo:font-size="11pt" style:text-underline-style="none" officeooo:rsid="0089a67d" style:font-size-asian="11pt" style:font-size-complex="11pt"/>
    </style:style>
    <style:style style:name="T21" style:family="text">
      <style:text-properties fo:font-size="5pt" style:font-size-asian="5pt" style:font-size-complex="5pt"/>
    </style:style>
    <style:style style:name="T22" style:family="text">
      <style:text-properties fo:font-size="5pt" officeooo:rsid="001708df" style:font-size-asian="5pt" style:font-size-complex="5pt"/>
    </style:style>
    <style:style style:name="T23" style:family="text">
      <style:text-properties fo:font-size="5pt" officeooo:rsid="003fd1c6" style:font-size-asian="5pt" style:font-size-complex="5pt"/>
    </style:style>
    <style:style style:name="T24" style:family="text">
      <style:text-properties fo:font-size="5pt" officeooo:rsid="00798e33" style:font-size-asian="5pt" style:font-size-complex="5pt"/>
    </style:style>
    <style:style style:name="T25" style:family="text">
      <style:text-properties fo:font-size="5pt" style:text-underline-style="none" officeooo:rsid="003d2e6d" style:font-size-asian="5pt" style:font-size-complex="5pt"/>
    </style:style>
    <style:style style:name="T26" style:family="text">
      <style:text-properties officeooo:rsid="006ff75a"/>
    </style:style>
    <style:style style:name="T27" style:family="text">
      <style:text-properties officeooo:rsid="00798e33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5f3484" style:font-style-asian="italic" style:font-style-complex="italic"/>
    </style:style>
    <style:style style:name="T30" style:family="text">
      <style:text-properties fo:font-style="italic" officeooo:rsid="003d2e6d" style:font-style-asian="italic" style:font-style-complex="italic"/>
    </style:style>
    <style:style style:name="T31" style:family="text">
      <style:text-properties fo:font-style="italic" officeooo:rsid="0089a67d" style:font-style-asian="italic" style:font-style-complex="italic"/>
    </style:style>
    <style:style style:name="T32" style:family="text">
      <style:text-properties fo:font-style="italic" officeooo:rsid="008b5593" style:font-style-asian="italic" style:font-style-complex="italic"/>
    </style:style>
    <style:style style:name="T33" style:family="text">
      <style:text-properties officeooo:rsid="0086bd08"/>
    </style:style>
    <style:style style:name="T34" style:family="text">
      <style:text-properties officeooo:rsid="0088108c"/>
    </style:style>
    <style:style style:name="T35" style:family="text">
      <style:text-properties officeooo:rsid="0089a67d"/>
    </style:style>
    <style:style style:name="T36" style:family="text">
      <style:text-properties officeooo:rsid="008b5593"/>
    </style:style>
    <style:style style:name="T37" style:family="text">
      <style:text-properties officeooo:rsid="009544fe"/>
    </style:style>
    <style:style style:name="T38" style:family="text">
      <style:text-properties officeooo:rsid="00974427"/>
    </style:style>
    <style:style style:name="T39" style:family="text">
      <style:text-properties officeooo:rsid="001708df"/>
    </style:style>
    <style:style style:name="T40" style:family="text">
      <style:text-properties officeooo:rsid="0090a169"/>
    </style:style>
    <style:style style:name="T41" style:family="text">
      <style:text-properties officeooo:rsid="008a2c46"/>
    </style:style>
    <style:style style:name="T42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43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44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5" style:family="text">
      <style:text-properties style:font-name="Consolas" fo:font-size="10pt" style:text-underline-style="none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draw:text-style-name="P8" svg:width="6.959cm" svg:height="1.779cm" svg:x="-0.03cm" svg:y="1.312cm"><text:p><text:span text:style-name="T42"><text:s/></text:span><text:span text:style-name="T43">OBS! 1D/1H/1S/2C may be canapé</text:span><text:span text:style-name="T43"><text:line-break/></text:span><text:span text:style-name="T43"> <text:s text:c="8"/>with </text:span><text:span text:style-name="T44">longer</text:span><text:span text:style-name="T43"> sidesuit.</text:span><text:span text:style-name="T43"><text:line-break/></text:span><text:span text:style-name="T43"> <text:s text:c="5"/>1NT is often </text:span><text:span text:style-name="T44">unbalanced</text:span><text:span text:style-name="T45">.</text:span><text:span text:style-name="T43"><text:line-break/></text:span><text:span text:style-name="T43"> <text:s text:c="5"/>Many artificial responses.</text:span></text:p><draw:enhanced-geometry svg:viewBox="0 0 21600 21600" draw:type="rectangle" draw:enhanced-path="M 0 0 L 21600 0 21600 21600 0 21600 0 0 Z N"/></draw:custom-shape><text:span text:style-name="T3"><text:line-break/><text:line-break/></text:span><text:span text:style-name="T18">TURBO (</text:span><text:span text:style-name="T20">strong</text:span><text:span text:style-name="T19">-1</text:span><text:span text:style-name="T20">C</text:span><text:span text:style-name="T19">, </text:span><text:span text:style-name="T18">canapé-system)<text:line-break/></text:span><text:span text:style-name="T25"><text:line-break/></text:span><text:span text:style-name="T18"> <text:s text:c="3"/></text:span></text:p>
      <text:p text:style-name="P2"><text:line-break/><text:line-break/><text:line-break/><text:span text:style-name="T21"><text:line-break/></text:span><text:span text:style-name="T7">1</text:span><text:span text:style-name="T12">C</text:span><text:span text:style-name="T7">:</text:span> <text:s/><text:span text:style-name="T35">16+ forcing. Relay-methods.</text:span></text:p>
      <text:p text:style-name="P4"><text:span text:style-name="T28">- </text:span><text:span text:style-name="T29">Artifici</text:span><text:span text:style-name="T31">a</text:span><text:span text:style-name="T29">l </text:span><text:span text:style-name="T31">responses<text:line-break/></text:span><text:span text:style-name="T21"><text:line-break/></text:span><text:span text:style-name="T15">1</text:span><text:span text:style-name="T12">D</text:span><text:span text:style-name="T15">:</text:span><text:span text:style-name="T39"> <text:s/>2+diams. Ca 13-16(19):<text:line-break/> <text:s text:c="3"/>a) 13-15(16) bal, Incl 5M+332.<text:line-break/> <text:s text:c="3"/>b) 13-15, 4441 with 4diams.<text:line-break/> <text:s text:c="3"/>c) 13-15, 4+diams and 5+sidesuit. <text:line-break/> <text:s text:c="3"/>d) 13-15, 5+diams and 4+clubs.<text:line-break/> <text:s text:c="3"/>e) 16+, 6+ru, &gt;4LTC.<text:line-break/></text:span><text:span text:style-name="T28">- </text:span><text:span text:style-name="T29">Artifici</text:span><text:span text:style-name="T31">a</text:span><text:span text:style-name="T29">l </text:span><text:span text:style-name="T31">responses</text:span><text:line-break/><text:span text:style-name="T22"><text:line-break/></text:span><text:span text:style-name="T15">1</text:span><text:span text:style-name="T13">H</text:span><text:span text:style-name="T8">/1S</text:span><text:span text:style-name="T15">:</text:span><text:span text:style-name="T39"> <text:s/>4+suit. 10-15:<text:line-break/> <text:s text:c="3"/>a) 10-12 bal/4441 w 4M or 5M+332.<text:line-break/> <text:s text:c="3"/>b) 10-15 4+M and 5+sidesuit.<text:line-break/> <text:s text:c="3"/>c) 12-15 6+M.<text:line-break/> <text:s text:c="3"/>d) 1H: 13-15. 4414 w short diams.</text:span></text:p>
      <text:p text:style-name="P5"><text:span text:style-name="T30">- </text:span><text:span text:style-name="T29">Artifici</text:span><text:span text:style-name="T31">a</text:span><text:span text:style-name="T29">l </text:span><text:span text:style-name="T32">2-level </text:span><text:span text:style-name="T31">responses</text:span><text:span text:style-name="T4"><text:line-break/></text:span><text:span text:style-name="T21"><text:line-break/></text:span><text:span text:style-name="T7">1NT:</text:span> <text:s/><text:span text:style-name="T5">10-13, denies 4M, and no 4333.<text:line-break/> <text:s text:c="7"/>OBS! Often unbalanced!</text:span></text:p>
      <text:p text:style-name="P3"><text:span text:style-name="T21"><text:line-break/></text:span><text:span text:style-name="T9">2</text:span><text:span text:style-name="T14">C</text:span><text:span text:style-name="T9">:</text:span><text:span text:style-name="T5"> a) 13-15. 4+clubs and 5+M.<text:line-break/> <text:s text:c="4"/>b) 6+clubs, 13-15 or ~7tricks.<text:line-break/></text:span><text:span text:style-name="T21"><text:line-break/></text:span><text:span text:style-name="T7">2</text:span><text:span text:style-name="T17">D</text:span><text:span text:style-name="T7">:</text:span> <text:span text:style-name="T5">Multi:</text:span><text:line-break/> <text:s text:c="4"/><text:span text:style-name="T2">a) <text:s/>7-11. 5+major.<text:line-break/> <text:s text:c="4"/>b) 13-15. 5+major, 5+diams.<text:line-break/> <text:s text:c="4"/>c) 7+M, ~7tricks.<text:line-break/> <text:s text:c="4"/>d) 6+diams, 13-15 or ~7tricks.<text:line-break/></text:span><text:span text:style-name="T21"><text:line-break/></text:span><text:span text:style-name="T10">2</text:span><text:span text:style-name="T11">H/2S</text:span><text:span text:style-name="T10">:</text:span><text:span text:style-name="T2"> 10-13. 5+suit.<text:line-break/> <text:s text:c="4"/>a) 5+M and 4+m<text:line-break/> <text:s text:c="4"/>b) Strong 6+M.</text:span></text:p>
      <text:p text:style-name="P6"><text:span text:style-name="T21"><text:line-break/></text:span><text:span text:style-name="T7">2NT:</text:span> <text:s/><text:span text:style-name="T6">13-15</text:span>. <text:span text:style-name="T6">6+minor.<text:line-break/> <text:s text:c="6"/>Honors in at least 2 sidesuits.<text:line-break/></text:span><text:span text:style-name="T23"><text:line-break/></text:span><text:span text:style-name="T16">3N</text:span><text:span text:style-name="T7">T:</text:span> <text:s/><text:span text:style-name="T40">Ca 12-15</text:span>. <text:span text:style-name="T41">6+major and 5+diams.<text:line-break/></text:span><text:span text:style-name="T21"><text:line-break/></text:span><text:span text:style-name="T37">Against</text:span> 1NT: <text:span text:style-name="T27">DOIT (X=H+other, 2m=S+m).<text:line-break/></text:span><text:span text:style-name="T24"><text:line-break/></text:span><text:span text:style-name="T38">Leads</text:span>: 10-12. <text:s/></text:p>
      <text:p text:style-name="P1"><text:span text:style-name="T38">Signals</text:span>: <text:span text:style-name="T38">UDCA, Lav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9-07-25T23:54:41.445000000</meta:print-date>
    <dc:date>2019-07-25T23:57:09.831000000</dc:date>
    <meta:editing-duration>PT4H36M36S</meta:editing-duration>
    <meta:editing-cycles>142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7" meta:word-count="143" meta:character-count="999" meta:non-whitespace-character-count="745"/>
  </office:meta>
</office:document-meta>
</file>